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0pt" style:font-size-asian="80pt" style:font-name-complex="IranNastaliq" style:font-size-complex="80pt"/>
    </style:style>
    <style:style style:name="P2" style:family="paragraph" style:parent-style-name="Standard">
      <style:text-properties fo:font-size="16pt" fo:font-weight="bold" style:font-size-asian="16pt" style:font-weight-asian="bold" style:font-name-complex="Terafik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Sans" fo:font-size="16pt" style:font-size-asian="16pt" style:font-name-complex="Terafik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DejaVu Sans" fo:font-size="16pt" fo:font-weight="bold" style:font-size-asian="16pt" style:font-weight-asian="bold" style:font-name-complex="Terafik" style:font-size-complex="16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DejaVu Sans" fo:font-size="16pt" style:font-size-asian="16pt" style:font-name-complex="Terafik" style:font-size-complex="16pt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DejaVu Sans" fo:font-size="16pt" fo:font-weight="normal" style:font-size-asian="16pt" style:font-weight-asian="normal" style:font-name-complex="Terafik" style:font-size-complex="16pt" style:font-weight-complex="normal"/>
    </style:style>
    <style:style style:name="P7" style:family="paragraph" style:parent-style-name="Standard">
      <style:paragraph-properties fo:text-align="justify" style:justify-single-word="false" style:writing-mode="rl-tb"/>
      <style:text-properties style:font-name="DejaVu Sans" fo:font-size="16pt" fo:font-weight="bold" style:font-size-asian="16pt" style:font-weight-asian="bold" style:font-name-complex="Terafik" style:font-size-complex="16pt" style:font-weight-complex="bold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نابع</text:p>
      <text:p text:style-name="P2">سایت ویکی پدیا</text:p>
      <text:p text:style-name="P3"><text:a xlink:type="simple" xlink:href="http://www.wikipedia.org/">http://www.wikipedia.org</text:a></text:p>
      <text:p text:style-name="P3"/>
      <text:p text:style-name="P4">کتاب شروع برنامه نویسی لینوکس – انتشارات راکس</text:p>
      <text:p text:style-name="P3">Beginning Linux programming - 4<text:span text:style-name="T1">th</text:span> edition – Wrox</text:p>
      <text:p text:style-name="P3"/>
      <text:p text:style-name="P7">پروژه کتاب رسمی سیستم عامل اسلکور</text:p>
      <text:p text:style-name="P6"><text:a xlink:type="simple" xlink:href="http://slackbook.org/">http://slackbook.org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43:24</meta:creation-date>
    <dc:date>2011-04-25T23:37:22</dc:date>
    <dc:creator>Mehdi Esmaeelpour</dc:creator>
    <meta:editing-duration>PT00H04M45S</meta:editing-duration>
    <meta:editing-cycles>9</meta:editing-cycles>
    <meta:generator>OpenOffice.org/3.2$Unix OpenOffice.org_project/320m18$Build-9502</meta:generator>
    <meta:document-statistic meta:table-count="0" meta:image-count="0" meta:object-count="0" meta:page-count="1" meta:paragraph-count="7" meta:word-count="28" meta:character-count="189"/>
  </office:meta>
</office:document-meta>
</file>